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.7701in" fo:margin-left="0.5694in" fo:margin-top="0in" fo:margin-bottom="0in" table:align="left"/>
    </style:style>
    <style:style style:name="Table2.A" style:family="table-column">
      <style:table-column-properties style:column-width="5.7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5.7701in" fo:margin-left="0.5694in" fo:margin-top="0in" fo:margin-bottom="0in" table:align="left"/>
    </style:style>
    <style:style style:name="Table3.A" style:family="table-column">
      <style:table-column-properties style:column-width="5.7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.7701in" fo:margin-left="0.5694in" fo:margin-top="0in" fo:margin-bottom="0in" table:align="left"/>
    </style:style>
    <style:style style:name="Table4.A" style:family="table-column">
      <style:table-column-properties style:column-width="5.7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margin-top="0.1665in" fo:margin-bottom="0.1665in" style:contextual-spacing="false" fo:line-height="100%" fo:text-align="justify" style:justify-single-word="false"/>
    </style:style>
    <style:style style:name="P7" style:family="paragraph" style:parent-style-name="Standard">
      <style:paragraph-properties fo:margin-top="0.1665in" fo:margin-bottom="0.1665in" style:contextual-spacing="false" fo:line-height="100%" fo:text-align="justify" style:justify-single-word="false"/>
      <style:text-properties style:font-name="Courier New" style:font-name-asian="Courier New1" style:font-name-complex="Courier New1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9" style:family="paragraph" style:parent-style-name="Standard">
      <style:paragraph-properties fo:margin-left="0in" fo:margin-right="0in" fo:margin-top="0.1665in" fo:margin-bottom="0.1665in" style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P10" style:family="paragraph" style:parent-style-name="Standard">
      <style:text-properties style:font-name="Courier New" style:font-name-asian="Courier New1" style:font-name-complex="Courier New1"/>
    </style:style>
    <style:style style:name="P11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12" style:family="paragraph" style:parent-style-name="Standard">
      <style:paragraph-properties fo:text-align="justify" style:justify-single-word="false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fo:color="#ffffff" loext:opacity="100%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P14" style:family="paragraph" style:parent-style-name="Standard">
      <style:paragraph-properties fo:margin-top="0.1665in" fo:margin-bottom="0.1665in" style:contextual-spacing="false" fo:line-height="100%"/>
      <style:text-properties style:font-name="Courier New" style:font-name-asian="Courier New1" style:font-name-complex="Courier New1"/>
    </style:style>
    <style:style style:name="P15" style:family="paragraph" style:parent-style-name="Standard">
      <style:paragraph-properties fo:margin-top="0.1665in" fo:margin-bottom="0.1665in" style:contextual-spacing="false" fo:line-height="100%" fo:text-align="justify" style:justify-single-word="false"/>
      <style:text-properties style:font-name="Courier New" style:font-name-asian="Courier New1" style:font-name-complex="Courier New1"/>
    </style:style>
    <style:style style:name="P16" style:family="paragraph" style:parent-style-name="Standard">
      <style:paragraph-properties fo:margin-top="0.1665in" fo:margin-bottom="0.1665in" style:contextual-spacing="false" fo:line-height="100%" fo:text-align="start" style:justify-single-word="false"/>
      <style:text-properties style:font-name="Courier New" style:font-name-asian="Courier New1" style:font-name-complex="Courier New1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8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T3" style:family="text">
      <style:text-properties fo:color="#1155cc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T4" style:family="text">
      <style:text-properties officeooo:rsid="001ffb45"/>
    </style:style>
    <style:style style:name="T5" style:family="text">
      <style:text-properties fo:font-weight="bold" officeooo:rsid="001ffb45" style:font-weight-asian="bold" style:font-weight-complex="bold"/>
    </style:style>
    <style:style style:name="T6" style:family="text">
      <style:text-properties fo:font-weight="normal" officeooo:rsid="001ffb45" style:font-weight-asian="normal" style:font-weight-complex="normal"/>
    </style:style>
    <style:style style:name="T7" style:family="text">
      <style:text-properties fo:color="#2a6099" loext:opacity="100%" fo:font-weight="bold" officeooo:rsid="001ffb45" style:font-weight-asian="bold" style:font-weight-complex="bold"/>
    </style:style>
    <style:style style:name="T8" style:family="text">
      <style:text-properties fo:color="#2a6099" loext:opacity="100%" fo:font-weight="normal" officeooo:rsid="001ffb45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1_T3. Inspeccionar scripts amb exemples bàsics</text:p>
      <text:p text:style-name="P5"/>
      <text:p text:style-name="P2">Primer contacte amb scripts CGI.</text:p>
      <text:p text:style-name="P2"/>
      <text:p text:style-name="P12">Creació de scripts CGI:</text:p>
      <text:p text:style-name="P6"><text:span text:style-name="T2">Guia d’estil per Python</text:span><text:span text:style-name="T1">. Utilitzarem Python per estudiar el protocol CGI, i és necessari que segueixin les normes habituals en escriure codi.</text:span><text:a xlink:type="simple" xlink:href="https://www.python.org/dev/peps/pep-0008/" text:style-name="ListLabel_20_10" text:visited-style-name="ListLabel_20_10"><text:span text:style-name="T1"> </text:span></text:a><text:a xlink:type="simple" xlink:href="https://www.python.org/dev/peps/pep-0008/" text:style-name="ListLabel_20_11" text:visited-style-name="ListLabel_20_11"><text:span text:style-name="T3">PEP8</text:span></text:a><text:span text:style-name="T1"> per aplicar l’estil recomanat en escriure codi de Python.</text:span></text:p>
      <text:p text:style-name="P7">Sempre has de treballar sota el teu compte d’usuari, i situar els scripts i pàgines a les carpetes apropiades sota el directori /var/www.</text:p>
      <text:p text:style-name="P7">A banda de estudiar la documentació, pensa que l’script dump.py et mostra on es troben les dades els scripts CGI.</text:p>
      <text:p text:style-name="P12">Enllaços recomanats:</text:p>
      <text:p text:style-name="P2"/>
      <text:p text:style-name="P2">Els presentats en l’activitat dedicada a l’organització de la documentació.</text:p>
      <text:p text:style-name="P2"/>
      <text:p text:style-name="P12">Pràctiques:</text:p>
      <text:p text:style-name="P7">Crea un script per cada un dels següents exemples, amb identificadors i títols apropiats, i documenta amb comentaris l’script de forma apropiada.</text:p>
      <text:p text:style-name="P6"><text:span text:style-name="T2">Avís</text:span><text:span text:style-name="T1">: pots probar els scripts en un terminal usant aquesta tècnica del Shell: $ REQUEST_METHOD=GET QUERY_STRING='...' ./script.py.</text:span></text:p>
      <text:p text:style-name="P6"><text:span text:style-name="T2">Avís</text:span><text:span text:style-name="T1">: tots els scripts comencen amb el mateix codi, que no es mostra en els exemples. Aquest és (sense comentaris)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#!/usr/bin/python</text:p>
            <text:p text:style-name="P8"/>
            <text:p text:style-name="P8">import os, sys</text:p>
            <text:p text:style-name="P8">import cgitb; cgitb.enable()</text:p>
            <text:p text:style-name="P8"/>
            <text:p text:style-name="P8">write = sys.stdout.write</text:p>
            <text:p text:style-name="P8"/>
            <text:p text:style-name="P8">write('Content-Type: text/plain; charset=UTF-8\r\n')</text:p>
            <text:p text:style-name="P8">write('\r\n')</text:p>
            <text:p text:style-name="P8"/>
          </table:table-cell>
        </table:table-row>
      </table:table>
      <text:p text:style-name="P7"/>
      <text:p text:style-name="P7">Exemples:</text:p>
      <text:list xml:id="list62093827" text:style-name="WWNum1">
        <text:list-item>
          <text:p text:style-name="P18"><text:soft-page-break/>Mostra variables d'entorn<text:line-break/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/>for (k, v) in os.environ.iteritems():</text:p>
            <text:p text:style-name="P14"><text:s text:c="4"/>write("%s = %s\n" % (k, v))</text:p>
          </table:table-cell>
        </table:table-row>
      </table:table>
      <text:p text:style-name="P9"><text:tab/><text:span text:style-name="T7">Iteritems</text:span><text:span text:style-name="T8"> ahora pasa a ser </text:span><text:span text:style-name="T7">items</text:span></text:p>
      <text:list xml:id="list123135073601674" text:continue-numbering="true" text:style-name="WWNum1">
        <text:list-item>
          <text:p text:style-name="P18">Mostra query string<text:line-break/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import urllib</text:p>
            <text:p text:style-name="P8"/>
            <text:p text:style-name="P8">camps = os.environ['QUERY_STRING'].split("&amp;")</text:p>
            <text:p text:style-name="P8"/>
            <text:p text:style-name="P8">for i in range(len(camps)):</text:p>
            <text:p text:style-name="P8"><text:s text:c="4"/>camps[i] = camps[i].split("=", 1)</text:p>
            <text:p text:style-name="P8"/>
            <text:p text:style-name="P8">for i in range(len(camps)):</text:p>
            <text:p text:style-name="P8"><text:s text:c="4"/>camps[i] = (camps[i][0], urllib.unquote_plus(camps[i][1]))</text:p>
            <text:p text:style-name="P8"/>
            <text:p text:style-name="P8">for (k, v) in camps:</text:p>
            <text:p text:style-name="P8"><text:s text:c="4"/>write("%s = %s\n" % (k, v))</text:p>
            <text:p text:style-name="P8"/>
          </table:table-cell>
        </table:table-row>
      </table:table>
      <text:p text:style-name="P14"><text:tab/><text:span text:style-name="T7">urllib.unquote_plus</text:span><text:span text:style-name="T8"> ahora es </text:span><text:span text:style-name="T7">urllib.parse.unquote_plus</text:span></text:p>
      <text:p text:style-name="P14"><text:span text:style-name="T7"><text:tab/></text:span><text:span text:style-name="T8">Para ejecutarlo:</text:span></text:p>
      <text:p text:style-name="P16"><text:span text:style-name="T8"><text:tab/></text:span><text:span text:style-name="T7">REQUEST_METHOD=GET QUERY_STRING='Nom=Diego&amp;Cognoms=Sanchez%20Piedra' python3 2.py</text:span></text:p>
      <text:list xml:id="list123136098358452" text:continue-numbering="true" text:style-name="WWNum1">
        <text:list-item>
          <text:p text:style-name="P18">Consulta entorn</text:p>
        </text:list-item>
      </text:list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user_agent = os.environ.get("HTTP_USER_AGENT", "A bad client!")</text:p>
            <text:p text:style-name="P8">write("User-Agent:" + user_agent + '\n')</text:p>
            <text:p text:style-name="P8"/>
            <text:p text:style-name="P8">if "HTTP_REFERER" in os.environ:</text:p>
            <text:p text:style-name="P8"><text:s text:c="4"/>http_referer <text:s/>= os.environ["HTTP_REFERER" ]</text:p>
            <text:p text:style-name="P8"><text:s text:c="4"/>write("Referer: " + http_referer + '\n')</text:p>
            <text:p text:style-name="P8"/>
            <text:p text:style-name="P8">if os.environ.has_key("HTTP_ACCEPT_LANGUAGE"):</text:p>
            <text:p text:style-name="P8"><text:s text:c="4"/>write("Accept-Language: " + os.environ["HTTP_ACCEPT_LANGUAGE"] + '\n')</text:p>
            <text:p text:style-name="P8"/>
            <text:p text:style-name="P8"/>
          </table:table-cell>
        </table:table-row>
      </table:table>
      <text:p text:style-name="P2"><text:soft-page-break/></text:p>
      <text:p text:style-name="P2"/>
      <text:p text:style-name="P2"/>
      <text:list xml:id="list123136772203586" text:continue-numbering="true" text:style-name="WWNum1">
        <text:list-item>
          <text:p text:style-name="P18">Consulta la documentació de la funció urllib.unquote_plus.</text:p>
        </text:list-item>
      </text:list>
      <text:p text:style-name="P2"/>
      <text:list xml:id="list123135944586045" text:continue-numbering="true" text:style-name="WWNum1">
        <text:list-item>
          <text:p text:style-name="P18">Estudia amb tota atenció l’script dump.py</text:p>
        </text:list-item>
      </text:list>
      <text:p text:style-name="P2"/>
      <text:list xml:id="list123135724175868" text:continue-numbering="true" text:style-name="WWNum1">
        <text:list-item>
          <text:p text:style-name="P18">Implementa partint de zero una funció de nom decode equivalent a urllib.unquote_plus.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loext:opacity="100%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4.25in"/>
    </style:style>
    <style:style style:name="Table5.B" style:family="table-column">
      <style:table-column-properties style:column-width="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="0.0694in" fo:border="1pt solid #ffffff"/>
    </style:style>
    <style:style style:name="Table5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MP3" style:family="paragraph" style:parent-style-name="Standard">
      <style:paragraph-properties fo:line-height="100%" fo:text-align="end" style:justify-single-word="false" fo:orphans="0" fo:widows="0"/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M09 - UF1</text:p>
              <text:p text:style-name="MP1">A1: SERVIDORS DE PÀGINES DINÀMIQUES</text:p>
              <text:p text:style-name="MP1">T3: Inspeccionar scripts amb exemples bàsics</text:p>
            </table:table-cell>
            <table:table-cell table:style-name="Table5.B1" office:value-type="string">
              <text:p text:style-name="MP3"><draw:frame draw:style-name="Mfr1" draw:name="image1.png" text:anchor-type="as-char" svg:width="1.2134in" svg:height="0.5429in" draw:z-index="2"><draw:image xlink:href="Pictures/10000201000000DA000000621B3375BBA6A631DE.png" xlink:type="simple" xlink:show="embed" xlink:actuate="onLoad" draw:mime-type="image/png"/></draw:frame></text:p>
            </table:table-cell>
          </table:table-row>
        </table:table>
        <text:p text:style-name="Standard"/>
      </style:header>
      <style:footer>
        <text:p text:style-name="MP2"><text:span text:style-name="MT1"><text:tab/>Pàg </text:span><text:page-number text:select-page="current">3</text:page-number><text:span text:style-name="MT1"><text:s/>de </text:span><text:page-count>3</text:page-count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3-03T12:31:34.661791156</dc:date>
    <meta:editing-duration>PT35M4S</meta:editing-duration>
    <meta:editing-cycles>1</meta:editing-cycles>
    <meta:document-statistic meta:table-count="5" meta:image-count="1" meta:object-count="0" meta:page-count="3" meta:paragraph-count="51" meta:word-count="326" meta:character-count="2430" meta:non-whitespace-character-count="2122"/>
  </office:meta>
</office:document-meta>
</file>